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Tahoma1" svg:font-family="Tahoma" style:font-pitch="variable"/>
    <style:font-face style:name="Arial1" svg:font-family="Arial" style:font-family-generic="modern" style:font-pitch="variable"/>
    <style:font-face style:name="Nimbus Mono L" svg:font-family="'Nimbus Mono L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591cm"/>
    </style:style>
    <style:style style:name="pr1" style:family="presentation" style:parent-style-name="iarl-title">
      <style:graphic-properties fo:min-height="3.505cm"/>
    </style:style>
    <style:style style:name="pr2" style:family="presentation" style:parent-style-name="iarl-outline1">
      <style:graphic-properties fo:min-height="13.225cm"/>
    </style:style>
    <style:style style:name="pr3" style:family="presentation" style:parent-style-name="iarl-notes">
      <style:graphic-properties draw:fill-color="#ffffff" fo:min-height="9.998cm"/>
    </style:style>
    <style:style style:name="pr4" style:family="presentation" style:parent-style-name="iarl-title">
      <style:graphic-properties fo:min-height="3.506cm"/>
    </style:style>
    <style:style style:name="pr5" style:family="presentation" style:parent-style-name="iarl-outline1">
      <style:graphic-properties fo:min-height="13.86cm"/>
    </style:style>
    <style:style style:name="pr6" style:family="presentation" style:parent-style-name="iarl-notes">
      <style:graphic-properties draw:fill-color="#ffffff" fo:min-height="9.999cm"/>
    </style:style>
    <style:style style:name="pr7" style:family="presentation" style:parent-style-name="iarl-title">
      <style:graphic-properties fo:min-height="3.507cm"/>
    </style:style>
    <style:style style:name="pr8" style:family="presentation" style:parent-style-name="iarl-outline1">
      <style:graphic-properties fo:min-height="13.23cm"/>
    </style:style>
    <style:style style:name="pr9" style:family="presentation" style:parent-style-name="iarl-outline1">
      <style:graphic-properties fo:min-height="4.956cm"/>
    </style:style>
    <style:style style:name="pr10" style:family="presentation" style:parent-style-name="iarl-outline1">
      <style:graphic-properties fo:min-height="13.226cm"/>
    </style:style>
    <style:style style:name="P1" style:family="paragraph">
      <style:text-properties fo:font-size="18.7999992370605pt"/>
    </style:style>
    <style:style style:name="P2" style:family="paragraph">
      <style:text-properties style:font-name="Nimbus Mono L1" fo:font-size="24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0pt"/>
    </style:style>
    <style:style style:name="T2" style:family="text">
      <style:text-properties style:font-name="Nimbus Mono L1"/>
    </style:style>
    <style:style style:name="T3" style:family="text">
      <style:text-properties style:font-name="Nimbus Mono 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Nimbus Mono L1" fo:font-size="24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iarl" presentation:presentation-page-layout-name="AL1T1">
        <office:forms form:automatic-focus="false" form:apply-design-mode="false"/>
        <draw:frame presentation:style-name="pr1" draw:layer="layout" svg:width="16.369cm" svg:height="3.505cm" svg:x="5.293cm" svg:y="1.742cm" presentation:class="title">
          <draw:text-box>
            <text:p>LAB: Fix improper label</text:p>
          </draw:text-box>
        </draw:frame>
        <draw:frame presentation:style-name="pr2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Check security context of /var/www/index.html</text:p>
                <text:list>
                  <text:list-item>
                    <text:p>What is it?</text:p>
                  </text:list-item>
                </text:list>
              </text:list-item>
              <text:list-item>
                <text:p>Create ~/test.txt &amp; move to /var/www</text:p>
              </text:list-item>
              <text:list-item>
                <text:p>Try accessing http://localhost/test.txt</text:p>
              </text:list-item>
              <text:list-item>
                <text:p>Either restore just that one file or the entire public _html directory.</text:p>
                <text:list>
                  <text:list-item>
                    <text:p>chcon -t httpd_sys_content_t /var/www/test.txt</text:p>
                  </text:list-item>
                  <text:list-item>
                    <text:p>restorecon -vvr /var/www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" presentation:class="page"/>
          <draw:frame presentation:style-name="pr3" draw:text-style-name="P1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iarl" presentation:presentation-page-layout-name="AL1T1">
        <office:forms form:automatic-focus="false" form:apply-design-mode="false"/>
        <draw:frame presentation:style-name="pr1" draw:layer="layout" svg:width="16.369cm" svg:height="3.505cm" svg:x="5.293cm" svg:y="1.742cm" presentation:class="title">
          <draw:text-box>
            <text:p>LAB: Non-Default Locations</text:p>
          </draw:text-box>
        </draw:frame>
        <draw:frame presentation:style-name="pr2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Edit /etc/httpd/conf/httpd.conf</text:p>
                <text:list>
                  <text:list-item>
                    <text:p>Change webroot to /opt/www</text:p>
                  </text:list-item>
                </text:list>
              </text:list-item>
              <text:list-item>
                <text:p>Copy old webroot to new webroot</text:p>
                <text:list>
                  <text:list-item>
                    <text:p>cp -R /var/www /opt/www</text:p>
                  </text:list-item>
                </text:list>
              </text:list-item>
              <text:list-item>
                <text:p>Open http://localhost</text:p>
              </text:list-item>
              <text:list-item>
                <text:p>Why didn't it work?</text:p>
                <text:list>
                  <text:list-item>
                    <text:p>semanage fcontext -a -e /var/www /opt/www</text:p>
                  </text:list-item>
                </text:list>
                <text:p/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" presentation:class="page"/>
          <draw:frame presentation:style-name="pr3" draw:text-style-name="P1" draw:layer="layout" svg:width="15.45cm" svg:height="9.998cm" svg:x="3.386cm" svg:y="12.51cm" presentation:class="notes">
            <draw:text-box>
              <text:p><text:span text:style-name="T1">Edit /etc/httpd/conf/httpd.conf comment our UserDir disabled</text:span></text:p>
              <text:p><text:span text:style-name="T1"/></text:p>
              <text:p><text:span text:style-name="T1">Set permissions on home directory chmod 711 /home/demo</text:span></text:p>
              <text:p><text:span text:style-name="T1"/></text:p>
              <text:p><text:span text:style-name="T1">Set permission on public_html chmod 755 html</text:span></text:p>
            </draw:text-box>
          </draw:frame>
        </presentation:notes>
      </draw:page>
      <draw:page draw:name="page3" draw:style-name="dp1" draw:master-page-name="iarl" presentation:presentation-page-layout-name="AL1T1">
        <office:forms form:automatic-focus="false" form:apply-design-mode="false"/>
        <draw:frame presentation:style-name="pr1" draw:layer="layout" svg:width="17.786cm" svg:height="3.505cm" svg:x="5.106cm" svg:y="1.904cm" presentation:class="title" presentation:user-transformed="true">
          <draw:text-box>
            <text:p>LAB: Booleans</text:p>
          </draw:text-box>
        </draw:frame>
        <draw:frame presentation:style-name="pr2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Create a file test.txt under ~/public_html</text:p>
                <text:list>
                  <text:list-item>
                    <text:p>What is it's security context?</text:p>
                  </text:list-item>
                </text:list>
              </text:list-item>
              <text:list-item>
                <text:p>Try to go to http://localhost/~sedemo/test.txt</text:p>
                <text:list>
                  <text:list-item>
                    <text:p>Does it work?</text:p>
                  </text:list-item>
                </text:list>
              </text:list-item>
              <text:list-item>
                <text:p>Why didn't it work?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3" presentation:class="page"/>
          <draw:frame presentation:style-name="pr3" draw:text-style-name="P1" draw:layer="layout" svg:width="15.45cm" svg:height="9.998cm" svg:x="3.386cm" svg:y="12.51cm" presentation:class="notes">
            <draw:text-box>
              <text:p><text:span text:style-name="T1">Edit /etc/httpd/conf/httpd.conf comment our UserDir disabled</text:span></text:p>
              <text:p><text:span text:style-name="T1"/></text:p>
              <text:p><text:span text:style-name="T1">Set permissions on home directory chmod 711 /home/demo</text:span></text:p>
              <text:p><text:span text:style-name="T1"/></text:p>
              <text:p><text:span text:style-name="T1">Set permission on public_html chmod 755 html</text:span></text:p>
            </draw:text-box>
          </draw:frame>
        </presentation:notes>
      </draw:page>
      <draw:page draw:name="page4" draw:style-name="dp1" draw:master-page-name="iarl" presentation:presentation-page-layout-name="AL1T1">
        <office:forms form:automatic-focus="false" form:apply-design-mode="false"/>
        <draw:frame presentation:style-name="pr1" draw:layer="layout" svg:width="17.786cm" svg:height="3.505cm" svg:x="5.106cm" svg:y="1.904cm" presentation:class="title" presentation:user-transformed="true">
          <draw:text-box>
            <text:p>Fixing Booleans</text:p>
          </draw:text-box>
        </draw:frame>
        <draw:frame presentation:style-name="pr2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List all policy booleans</text:p>
                <text:list>
                  <text:list-item>
                    <text:p>getsebool -a</text:p>
                  </text:list-item>
                </text:list>
              </text:list-item>
              <text:list-item>
                <text:p>Look for the right boolean</text:p>
                <text:list>
                  <text:list-item>
                    <text:p>httpd + home directories?</text:p>
                  </text:list-item>
                </text:list>
              </text:list-item>
              <text:list-item>
                <text:p>Set the boolean</text:p>
                <text:list>
                  <text:list-item>
                    <text:p>setsebool &lt;boolean&gt; true</text:p>
                  </text:list-item>
                </text:list>
              </text:list-item>
              <text:list-item>
                <text:p>Set the boolean permenantly</text:p>
                <text:list>
                  <text:list-item>
                    <text:p>setsebool -P &lt;boolean&gt; tru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4" presentation:class="page"/>
          <draw:frame presentation:style-name="pr3" draw:text-style-name="P1" draw:layer="layout" svg:width="15.45cm" svg:height="9.998cm" svg:x="3.386cm" svg:y="12.51cm" presentation:class="notes">
            <draw:text-box>
              <text:p><text:span text:style-name="T1">Edit /etc/httpd/conf/httpd.conf comment our UserDir disabled</text:span></text:p>
              <text:p><text:span text:style-name="T1"/></text:p>
              <text:p><text:span text:style-name="T1">Set permissions on home directory chmod 711 /home/demo</text:span></text:p>
              <text:p><text:span text:style-name="T1"/></text:p>
              <text:p><text:span text:style-name="T1">Set permission on public_html chmod 755 html</text:span></text:p>
            </draw:text-box>
          </draw:frame>
        </presentation:notes>
      </draw:page>
      <draw:page draw:name="page5" draw:style-name="dp1" draw:master-page-name="iarl" presentation:presentation-page-layout-name="AL1T1">
        <office:forms form:automatic-focus="false" form:apply-design-mode="false"/>
        <draw:frame presentation:style-name="pr4" draw:layer="layout" svg:width="16.369cm" svg:height="3.506cm" svg:x="5.293cm" svg:y="1.742cm" presentation:class="title">
          <draw:text-box>
            <text:p>Lab: Non-Default Ports</text:p>
          </draw:text-box>
        </draw:frame>
        <draw:frame presentation:style-name="pr5" draw:layer="layout" svg:width="23.918cm" svg:height="13.86cm" svg:x="2.057cm" svg:y="5.836cm" presentation:class="outline" presentation:user-transformed="true">
          <draw:text-box>
            <text:list text:style-name="L2">
              <text:list-item>
                <text:p>Pick a tcp port to use</text:p>
                <text:list>
                  <text:list-item>
                    <text:p>8082 is free</text:p>
                  </text:list-item>
                </text:list>
              </text:list-item>
              <text:list-item>
                <text:p>Edit /etc/httpd/conf/httpd.conf</text:p>
                <text:list>
                  <text:list-item>
                    <text:p>Change listen to 8082</text:p>
                  </text:list-item>
                </text:list>
              </text:list-item>
              <text:list-item>
                <text:p>Restart Apache</text:p>
                <text:list>
                  <text:list-item>
                    <text:p>service httpd restart</text:p>
                  </text:list-item>
                </text:list>
              </text:list-item>
              <text:list-item>
                <text:p>What happens?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5" presentation:class="page"/>
          <draw:frame presentation:style-name="pr6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" draw:style-name="dp1" draw:master-page-name="iarl" presentation:presentation-page-layout-name="AL1T1">
        <office:forms form:automatic-focus="false" form:apply-design-mode="false"/>
        <draw:frame presentation:style-name="pr4" draw:layer="layout" svg:width="16.369cm" svg:height="3.506cm" svg:x="5.293cm" svg:y="1.742cm" presentation:class="title">
          <draw:text-box>
            <text:p>Fixing: Non-Default Ports</text:p>
          </draw:text-box>
        </draw:frame>
        <draw:frame presentation:style-name="pr5" draw:layer="layout" svg:width="23.918cm" svg:height="13.86cm" svg:x="2.057cm" svg:y="5.836cm" presentation:class="outline">
          <draw:text-box>
            <text:list text:style-name="L2">
              <text:list-item>
                <text:p>View Listing of all ports and find http port type</text:p>
                <text:list>
                  <text:list-item>
                    <text:p>semanage port -l</text:p>
                  </text:list-item>
                </text:list>
              </text:list-item>
              <text:list-item>
                <text:p>Add new port mapping</text:p>
                <text:list>
                  <text:list-item>
                    <text:p>semanage port -a -t http_port_t -p tcp <text:s/>8082</text:p>
                  </text:list-item>
                </text:list>
              </text:list-item>
              <text:list-item>
                <text:p>Restart Apache</text:p>
                <text:list>
                  <text:list-item>
                    <text:p>service httpd restart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6" presentation:class="page"/>
          <draw:frame presentation:style-name="pr6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" draw:style-name="dp1" draw:master-page-name="iarl" presentation:presentation-page-layout-name="AL1T1">
        <office:forms form:automatic-focus="false" form:apply-design-mode="false"/>
        <draw:frame presentation:style-name="pr7" draw:layer="layout" svg:width="16.369cm" svg:height="3.507cm" svg:x="5.293cm" svg:y="1.741cm" presentation:class="title">
          <draw:text-box>
            <text:p>Common SELinux Recipies</text:p>
          </draw:text-box>
        </draw:frame>
        <draw:frame presentation:style-name="pr8" draw:layer="layout" svg:width="23.918cm" svg:height="13.23cm" svg:x="2.057cm" svg:y="5.836cm" presentation:class="outline">
          <draw:text-box>
            <text:list text:style-name="L2">
              <text:list-item>
                <text:p>Move files to non-default locations</text:p>
              </text:list-item>
              <text:list-item>
                <text:p>Adding an audit rule</text:p>
              </text:list-item>
              <text:list-item>
                <text:p>Apache configuration</text:p>
              </text:list-item>
              <text:list-item>
                <text:p>Samba configuration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7" presentation:class="page"/>
          <draw:frame presentation:style-name="pr6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1" draw:master-page-name="iarl" presentation:presentation-page-layout-name="AL1T1">
        <office:forms form:automatic-focus="false" form:apply-design-mode="false"/>
        <draw:frame presentation:style-name="pr4" draw:layer="layout" svg:width="16.369cm" svg:height="3.506cm" svg:x="5.293cm" svg:y="1.742cm" presentation:class="title">
          <draw:text-box>
            <text:p>Files in Non-default Locations</text:p>
          </draw:text-box>
        </draw:frame>
        <draw:frame presentation:style-name="pr9" draw:layer="layout" svg:width="23.918cm" svg:height="4.956cm" svg:x="2.057cm" svg:y="5.836cm" presentation:class="outline" presentation:user-transformed="true">
          <draw:text-box>
            <text:list text:style-name="L2">
              <text:list-item>
                <text:p>Problem: Labels on new directories might not match what the policy expects for the program</text:p>
              </text:list-item>
              <text:list-item>
                <text:p>Solution: <text:span text:style-name="T2">semanage fcontext</text:span></text:p>
              </text:list-item>
            </text:list>
          </draw:text-box>
        </draw:frame>
        <draw:frame draw:style-name="gr2" draw:text-style-name="P2" draw:layer="layout" svg:width="24.773cm" svg:height="7.093cm" svg:x="1.905cm" svg:y="10.791cm">
          <draw:text-box>
            <text:p><text:span text:style-name="T3">Add a new equivalence</text:span></text:p>
            <text:p><text:span text:style-name="T3">$ semanage fcontext -a -e /var/www /srv/www</text:span></text:p>
            <text:p><text:span text:style-name="T3">Modify an existing equivalence</text:span></text:p>
            <text:p><text:span text:style-name="T3">$ semanage fcontext -m -e /var/www/myweb.com/htdocs /srv/www</text:span></text:p>
            <text:p><text:span text:style-name="T3">Delete an equivalence</text:span></text:p>
            <text:p><text:span text:style-name="T3">$ semanage fcontext -d /srv/www</text:span></text:p>
            <text:p><text:span text:style-name="T3">Restore the file labels to test</text:span></text:p>
            <text:p><text:span text:style-name="T3">$ restorecon /src/www</text:span></text:p>
            <text:p><text:span text:style-name="T4"/></text:p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8" presentation:class="page"/>
          <draw:frame presentation:style-name="pr6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9" draw:style-name="dp1" draw:master-page-name="iarl" presentation:presentation-page-layout-name="AL1T1">
        <office:forms form:automatic-focus="false" form:apply-design-mode="false"/>
        <draw:frame presentation:style-name="pr7" draw:layer="layout" svg:width="16.369cm" svg:height="3.507cm" svg:x="5.293cm" svg:y="1.741cm" presentation:class="title">
          <draw:text-box>
            <text:p>Apache Configuration</text:p>
          </draw:text-box>
        </draw:frame>
        <draw:frame presentation:style-name="pr10" draw:layer="layout" svg:width="23.918cm" svg:height="13.226cm" svg:x="2.057cm" svg:y="5.836cm" presentation:class="outline" presentation:user-transformed="true">
          <draw:text-box>
            <text:list text:style-name="L2">
              <text:list-item>
                <text:p>To the console!!</text:p>
                <text:list>
                  <text:list-item>
                    <text:p>Labeling the public_html directory correctly</text:p>
                  </text:list-item>
                  <text:list-item>
                    <text:p>Allow the Apache HTTP Server to connect to your database server</text:p>
                  </text:list-item>
                  <text:list-item>
                    <text:p>Allow the Apache HTTP Server to run CGI scripts</text:p>
                  </text:list-item>
                  <text:list-item>
                    <text:p>Allow the Apache HTTP Server to send mail</text:p>
                  </text:list-item>
                  <text:list-item>
                    <text:p>Using an NFS or CIFS home directory</text:p>
                  </text:list-item>
                </text:list>
                <text:p/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9" presentation:class="page"/>
          <draw:frame presentation:style-name="pr6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0" draw:style-name="dp1" draw:master-page-name="iarl" presentation:presentation-page-layout-name="AL1T1">
        <office:forms form:automatic-focus="false" form:apply-design-mode="false"/>
        <draw:frame presentation:style-name="pr7" draw:layer="layout" svg:width="16.369cm" svg:height="3.507cm" svg:x="5.293cm" svg:y="1.741cm" presentation:class="title">
          <draw:text-box>
            <text:p>Samba Configuration</text:p>
          </draw:text-box>
        </draw:frame>
        <draw:frame presentation:style-name="pr8" draw:layer="layout" svg:width="23.918cm" svg:height="13.23cm" svg:x="2.057cm" svg:y="5.836cm" presentation:class="outline">
          <draw:text-box>
            <text:list text:style-name="L2">
              <text:list-item>
                <text:p>To the console!!</text:p>
                <text:list>
                  <text:list-item>
                    <text:p>Sharing non-home directory files</text:p>
                  </text:list-item>
                  <text:list-item>
                    <text:p>Sharing files with Apache, FTP, and Samba</text:p>
                  </text:list-item>
                  <text:list-item>
                    <text:p>Sharing home directories with Samba</text:p>
                  </text:list-item>
                  <text:list-item>
                    <text:p>Home directories are on a Samba server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0" presentation:class="page"/>
          <draw:frame presentation:style-name="pr6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Tahoma1" svg:font-family="Tahoma" style:font-pitch="variable"/>
    <style:font-face style:name="Arial1" svg:font-family="Arial" style:font-family-generic="modern" style:font-pitch="variable"/>
    <style:font-face style:name="Nimbus Mono L" svg:font-family="'Nimbus Mono L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size="21pt" fo:font-style="normal" fo:text-shadow="none" style:text-underline-style="none" fo:font-weight="normal" style:font-name-asian="Tahoma1" style:font-size-asian="21pt" style:font-style-asian="normal" style:font-weight-asian="normal" style:font-name-complex="Tahoma1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size="41.4000015258789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4" draw:layer="backgroundobjects" svg:width="23.906cm" svg:height="1.187cm" svg:x="2.014cm" svg:y="0.69cm">
        <draw:text-box>
          <text:p/>
        </draw:text-box>
      </draw:frame>
      <draw:frame draw:style-name="Mgr4" draw:text-style-name="MP5" draw:layer="backgroundobjects" svg:width="2.754cm" svg:height="0.89cm" svg:x="25.244cm" svg:y="19.6cm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00:13:42.80</meta:creation-date>
    <dc:date>2014-07-17T00:57:39.041931483</dc:date>
    <meta:editing-duration>PT12H35M42S</meta:editing-duration>
    <meta:editing-cycles>10</meta:editing-cycles>
    <meta:generator>LibreOffice/4.1.2.3$Linux_X86_64 LibreOffice_project/410$Build-3</meta:generator>
    <meta:document-statistic meta:object-count="68"/>
  </office:meta>
</office:document-meta>
</file>